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officeooo:rsid="00188819" officeooo:paragraph-rsid="00188819"/>
    </style:style>
    <style:style style:name="P2" style:family="paragraph" style:parent-style-name="Standard" style:list-style-name="L1">
      <style:text-properties officeooo:rsid="0019ec19" officeooo:paragraph-rsid="0019ec1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996817" text:style-name="L1">
        <text:list-item>
          <text:p text:style-name="P1">Views</text:p>
          <text:list>
            <text:list-item>
              <text:p text:style-name="P1"/>
            </text:list-item>
          </text:list>
        </text:list-item>
        <text:list-item>
          <text:p text:style-name="P1">Event Creation</text:p>
          <text:list>
            <text:list-item>
              <text:p text:style-name="P1">The system shall allow the user to create an event from the agenda view, the daily view, the weekly view, or the monthly view.</text:p>
            </text:list-item>
            <text:list-item>
              <text:p text:style-name="P1">The system shall require the start time and date, end time and date, event name, and an optional event description from the user before an event can be created</text:p>
            </text:list-item>
            <text:list-item>
              <text:p text:style-name="P1">The system shall check for and disallow scheduling conflicts by raising an error when the user attempts to create an event whose time range overlaps with a previously-created event</text:p>
            </text:list-item>
            <text:list-item>
              <text:p text:style-name="P1">The system shall allow the user to create weekly periodical events. These events will be scheduled in the system in the current week and each week following the current week.</text:p>
              <text:list>
                <text:list-item>
                  <text:p text:style-name="P1">Weekly periodical event creation shall fail and raise an error message if the time specified overlaps with any event scheduled in the current week or any future weeks.</text:p>
                </text:list-item>
                <text:list-item>
                  <text:p text:style-name="P1">Weekly periodical events shall not have an event duration longer than 168 hours (1 week). If a user attempts to create such an event, fail and raise an error message.</text:p>
                </text:list-item>
              </text:list>
            </text:list-item>
            <text:list-item>
              <text:p text:style-name="P1">The system shall allow the user to change the event name, description, and time range. The time range shall be checked for scheduling conflicts when changed and will fail and raise an error message if it overlaps with a preexisting event. The event name shall not be empty.</text:p>
            </text:list-item>
            <text:list-item>
              <text:p text:style-name="P1">The system shall allow the user to delete events.</text:p>
            </text:list-item>
            <text:list-item>
              <text:p text:style-name="P1">The system shall allow the user to create event categories with a specified name and color</text:p>
              <text:list>
                <text:list-item>
                  <text:p text:style-name="P1">The system shall allow the user to assign or remove event categories to an event when creating or editing an event</text:p>
                </text:list-item>
                <text:list-item>
                  <text:p text:style-name="P1">The system shall allow the user to assign the primary event category to an event which has multiple categories. If the user does not specify a primary category, use the first category assigned.</text:p>
                </text:list-item>
                <text:list-item>
                  <text:p text:style-name="P1">The system shall display the event with the color of the primary event category in all views.</text:p>
                </text:list-item>
              </text:list>
            </text:list-item>
          </text:list>
        </text:list-item>
        <text:list-item>
          <text:p text:style-name="P2">Sharing</text:p>
        </text:list-item>
        <text:list-item>
          <text:p text:style-name="P2">Oth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9T20:43:24.926000000</meta:creation-date>
    <dc:date>2018-09-19T20:56:08.650000000</dc:date>
    <meta:editing-duration>PT43S</meta:editing-duration>
    <meta:editing-cycles>1</meta:editing-cycles>
    <meta:generator>LibreOffice/6.0.5.2$Windows_X86_64 LibreOffice_project/54c8cbb85f300ac59db32fe8a675ff7683cd5a16</meta:generator>
    <meta:document-statistic meta:table-count="0" meta:image-count="0" meta:object-count="0" meta:page-count="1" meta:paragraph-count="17" meta:word-count="336" meta:character-count="1849" meta:non-whitespace-character-count="1546"/>
  </office:meta>
</office:document-meta>
</file>